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officeooo:rsid="0005a650" officeooo:paragraph-rsid="0005a650"/>
    </style:style>
    <style:style style:name="P2" style:family="paragraph" style:parent-style-name="Text_20_body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rsid="0003fe00" officeooo:paragraph-rsid="0003fe00"/>
    </style:style>
    <style:style style:name="P4" style:family="paragraph" style:parent-style-name="Standard">
      <style:paragraph-properties fo:text-align="justify" style:justify-single-word="false"/>
      <style:text-properties officeooo:rsid="0005a650" officeooo:paragraph-rsid="0005a65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OS PALESTRANTES</text:p>
      <text:p text:style-name="P3"/>
      <text:p text:style-name="P3">Olá, bom dia!</text:p>
      <text:p text:style-name="P3"/>
      <text:p text:style-name="P3">É com grande satisfação que estamos aqui para consultá-los/as e pedir sua opinião sobre o FLISOL realizado na PUC-PR em Curitiba. </text:p>
      <text:p text:style-name="P3">O dia de ontem (dia do FLISOL) foi intenso, muita atividade e muita participação. Uma afinidade impar entre os participantes e colaboradores do evento. Muito trabalho foi feito até culminar no que foi visto presenciado por vocês ontem. </text:p>
      <text:p text:style-name="P3"/>
      <text:p text:style-name="P3">Bom, apesar do bom combate sentimos (equipe organizadora) que é preciso melhorar cada vez mais. Neste sentido, gostaríamos de colocar o formulário de avaliação que criamos a sua disposição para que possa nos auxiliar com seu ponto de vista. </text:p>
      <text:p text:style-name="P3"/>
      <text:p text:style-name="P3">Gostaríamos muito de poder contar com sua opinião. </text:p>
      <text:p text:style-name="P3"/>
      <text:p text:style-name="P3">Segue o link para o formulário:</text:p>
      <text:p text:style-name="P3"/>
      <text:p text:style-name="P3"/>
      <text:p text:style-name="P3"/>
      <text:p text:style-name="P3">PS.: Ainda, como é de conhecimento de todos/as vocês, estaremos submetendo uma pesquisa aos participantes do evento. Nesta pesquisa perguntamos, também, sobre o que o participantes acharam das palestras/oficinas. Tão logo tenhamos os resultados preliminares, teremos o prazer de encaminhá-los a vocês, principais personagens que contribuíram para que o evento fosse possível. Peço, contudo, que me cobrem dentro de 15 dias, se não tiverem recebido nada ainda. Lembro que a agilidade destes resultados depende diretamente da vontade dos participantes em avaliar o evento. Afinal, a ferramenta que estamos utilizando (LimeSurvey) é completa pra isso!!!</text:p>
      <text:p text:style-name="P3"/>
      <text:p text:style-name="P3"/>
      <text:p text:style-name="P3"/>
      <text:p text:style-name="P4">AOS PARTICIPANTES</text:p>
      <text:p text:style-name="P4"/>
      <text:p text:style-name="P1">Olá, bom dia!</text:p>
      <text:p text:style-name="P2">Após a grande Festa do FLISOL realizada na PUC-PR no dia de ontem (25/04) viemos, primeiramente, agradecer a sua presença. Foi de primordial importância contar com você para que o FLISOL fosse o sucesso que foi.</text:p>
      <text:p text:style-name="P2">Agora, passado o grande dia, conscientes de que ainda há muito por fazer e que o evento necessita ainda de muitos ajustes, gostaríamos de sua opinião. Por isso, enviamos o formulário de avaliação onde você poderá avaliar as várias etapas do evento e nos dizer o que poderemos fazer para que as próximas edições do FLISOL seja ainda melhor. </text:p>
      <text:p text:style-name="P2">Acesse o formulário de avaliação através do link:</text:p>
      <text:p text:style-name="P2"><text:a xlink:type="simple" xlink:href="http://ur1.ca/k8kgt" text:style-name="Internet_20_link" text:visited-style-name="Visited_20_Internet_20_Link">http://ur1.ca/k8kgt</text:a></text:p>
      <text:p text:style-name="P2">Agradecemos imensamente a sua participação e contamos com a sua presença nos demais eventos promovidos pela Comunidade Curitiba Livre. </text:p>
      <text:p text:style-name="P2">Ainda, te convidamos a fazer parte dessa Comunidade e, quem sabe, se tornar um dos membros da organização dos próximos eventos. Venha somar conosco pela liberdade de conhecimento. Acesse, cadastre-se. </text:p>
      <text:p text:style-name="P2">http://curitibalivre.org.br/<text:line-break/><text:line-break/>Fique por dentro das atividades da Comunidade Curitiba Livre.</text:p>
      <text:p text:style-name="P2">Atenciosamente,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ardo Rocha</meta:initial-creator>
    <meta:creation-date>2015-04-26T09:20:06.062247758</meta:creation-date>
    <dc:date>2015-04-26T09:49:18.339112054</dc:date>
    <dc:creator>Leonardo Rocha</dc:creator>
    <meta:editing-duration>PT14M2S</meta:editing-duration>
    <meta:editing-cycles>1</meta:editing-cycles>
    <meta:document-statistic meta:table-count="0" meta:image-count="0" meta:object-count="0" meta:page-count="1" meta:paragraph-count="18" meta:word-count="380" meta:character-count="2459" meta:non-whitespace-character-count="2089"/>
    <meta:generator>LibreOffice/4.3.3.2$Linux_X86_64 LibreOffice_project/430m0$Build-2</meta:generator>
  </office:meta>
</office:document-meta>
</file>